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3.027cm"/>
    </style:style>
    <style:style style:name="Table1.B" style:family="table-column">
      <style:table-column-properties style:column-width="14.563cm"/>
    </style:style>
    <style:style style:name="Table1.A1" style:family="table-cell">
      <style:table-cell-properties style:vertical-align="middle" fo:padding="0.049cm" fo:border="none"/>
    </style:style>
    <style:style style:name="Table1.B1" style:family="table-cell">
      <style:table-cell-properties fo:padding="0.049cm" fo:border="none"/>
    </style:style>
    <style:style style:name="P1" style:family="paragraph" style:parent-style-name="Standard">
      <style:text-properties officeooo:rsid="00151c61" officeooo:paragraph-rsid="00151c61"/>
    </style:style>
    <style:style style:name="P2" style:family="paragraph" style:parent-style-name="Standard">
      <style:text-properties officeooo:rsid="0016f71b" officeooo:paragraph-rsid="0016f71b" fo:background-color="transparent"/>
    </style:style>
    <style:style style:name="P3" style:family="paragraph" style:parent-style-name="Standard">
      <style:text-properties officeooo:rsid="0017adff" officeooo:paragraph-rsid="0017adff" fo:background-color="transparent"/>
    </style:style>
    <style:style style:name="P4" style:family="paragraph" style:parent-style-name="Standard">
      <style:text-properties officeooo:rsid="0015f444" officeooo:paragraph-rsid="0015f444" fo:background-color="transparent"/>
    </style:style>
    <style:style style:name="P5" style:family="paragraph" style:parent-style-name="Standard">
      <style:text-properties officeooo:rsid="00189a08" officeooo:paragraph-rsid="00189a08" fo:background-color="transparent"/>
    </style:style>
    <style:style style:name="P6" style:family="paragraph" style:parent-style-name="Standard">
      <style:text-properties officeooo:rsid="001dea3d" officeooo:paragraph-rsid="001dea3d" fo:background-color="transparent"/>
    </style:style>
    <style:style style:name="P7" style:family="paragraph" style:parent-style-name="Standard">
      <style:text-properties officeooo:rsid="001dea3d" officeooo:paragraph-rsid="002b566f" fo:background-color="transparent"/>
    </style:style>
    <style:style style:name="P8" style:family="paragraph" style:parent-style-name="Standard">
      <style:text-properties officeooo:rsid="00200752" officeooo:paragraph-rsid="00200752" fo:background-color="transparent"/>
    </style:style>
    <style:style style:name="P9" style:family="paragraph" style:parent-style-name="Standard">
      <style:text-properties officeooo:rsid="0021dfd6" officeooo:paragraph-rsid="0021dfd6" fo:background-color="transparent"/>
    </style:style>
    <style:style style:name="P10" style:family="paragraph" style:parent-style-name="Standard">
      <style:text-properties officeooo:rsid="0022a82b" officeooo:paragraph-rsid="0022a82b" fo:background-color="transparent"/>
    </style:style>
    <style:style style:name="P11" style:family="paragraph" style:parent-style-name="Standard">
      <style:text-properties officeooo:rsid="00262fed" officeooo:paragraph-rsid="00262fed" fo:background-color="transparent"/>
    </style:style>
    <style:style style:name="P12" style:family="paragraph" style:parent-style-name="Standard">
      <style:text-properties officeooo:rsid="00262fed" officeooo:paragraph-rsid="002812a7" fo:background-color="transparent"/>
    </style:style>
    <style:style style:name="P13" style:family="paragraph" style:parent-style-name="Standard">
      <style:text-properties officeooo:rsid="00262fed" officeooo:paragraph-rsid="002ada45" fo:background-color="transparent"/>
    </style:style>
    <style:style style:name="P14" style:family="paragraph" style:parent-style-name="Standard">
      <style:text-properties officeooo:rsid="00262fed" officeooo:paragraph-rsid="002bc5d9" fo:background-color="transparent"/>
    </style:style>
    <style:style style:name="P15" style:family="paragraph" style:parent-style-name="Standard">
      <style:text-properties officeooo:rsid="002812a7" officeooo:paragraph-rsid="002ada45" fo:background-color="transparent"/>
    </style:style>
    <style:style style:name="P16" style:family="paragraph" style:parent-style-name="Standard">
      <style:text-properties officeooo:rsid="002ada45" officeooo:paragraph-rsid="002bc5d9" fo:background-color="transparent"/>
    </style:style>
    <style:style style:name="P17" style:family="paragraph" style:parent-style-name="Standard">
      <style:text-properties officeooo:rsid="002bc5d9" officeooo:paragraph-rsid="002bc5d9" fo:background-color="transparent"/>
    </style:style>
    <style:style style:name="P18" style:family="paragraph" style:parent-style-name="Standard">
      <style:text-properties officeooo:rsid="002f2bc6" officeooo:paragraph-rsid="002f2bc6" fo:background-color="transparent"/>
    </style:style>
    <style:style style:name="P19" style:family="paragraph" style:parent-style-name="Standard">
      <style:text-properties officeooo:rsid="003289af" officeooo:paragraph-rsid="003289af" fo:background-color="transparent"/>
    </style:style>
    <style:style style:name="P20" style:family="paragraph" style:parent-style-name="Standard">
      <style:text-properties fo:font-weight="bold" officeooo:rsid="00151c61" officeooo:paragraph-rsid="002b566f" style:font-weight-asian="bold" style:font-weight-complex="bold"/>
    </style:style>
    <style:style style:name="P21" style:family="paragraph" style:parent-style-name="Table_20_Contents">
      <style:text-properties fo:font-size="2pt" style:font-size-asian="2pt" style:font-size-complex="2pt"/>
    </style:style>
    <style:style style:name="P22" style:family="paragraph" style:parent-style-name="Standard" style:list-style-name="L1">
      <style:text-properties officeooo:rsid="001dea3d" officeooo:paragraph-rsid="002b566f" fo:background-color="transparent"/>
    </style:style>
    <style:style style:name="P23" style:family="paragraph" style:parent-style-name="Standard">
      <style:text-properties officeooo:rsid="003439de" officeooo:paragraph-rsid="003439de" fo:background-color="transparent"/>
    </style:style>
    <style:style style:name="P24" style:family="paragraph" style:parent-style-name="Standard">
      <style:text-properties officeooo:rsid="003625a4" officeooo:paragraph-rsid="003625a4" fo:background-color="transparent"/>
    </style:style>
    <style:style style:name="P25" style:family="paragraph" style:parent-style-name="Standard">
      <style:text-properties officeooo:rsid="0036fdc6" officeooo:paragraph-rsid="0036fdc6" fo:background-color="transparent"/>
    </style:style>
    <style:style style:name="P26" style:family="paragraph" style:parent-style-name="Standard">
      <style:text-properties fo:font-weight="normal" officeooo:rsid="002f2bc6" officeooo:paragraph-rsid="002f2bc6" fo:background-color="transparent" style:font-weight-asian="normal" style:font-weight-complex="normal"/>
    </style:style>
    <style:style style:name="P27" style:family="paragraph" style:parent-style-name="Standard">
      <style:text-properties fo:font-weight="normal" officeooo:rsid="0030b91d" officeooo:paragraph-rsid="002f2bc6" fo:background-color="transparent" style:font-weight-asian="normal" style:font-weight-complex="normal"/>
    </style:style>
    <style:style style:name="P28" style:family="paragraph" style:parent-style-name="Standard">
      <style:text-properties fo:font-weight="normal" officeooo:rsid="003289af" officeooo:paragraph-rsid="003289af" fo:background-color="transparent" style:font-weight-asian="normal" style:font-weight-complex="normal"/>
    </style:style>
    <style:style style:name="T1" style:family="text">
      <style:text-properties fo:background-color="#fff200" loext:char-shading-value="0"/>
    </style:style>
    <style:style style:name="T2" style:family="text">
      <style:text-properties fo:background-color="transparent" loext:char-shading-value="0"/>
    </style:style>
    <style:style style:name="T3" style:family="text">
      <style:text-properties officeooo:rsid="001a4335"/>
    </style:style>
    <style:style style:name="T4" style:family="text">
      <style:text-properties officeooo:rsid="0022a82b"/>
    </style:style>
    <style:style style:name="T5" style:family="text">
      <style:text-properties officeooo:rsid="002367d7"/>
    </style:style>
    <style:style style:name="T6" style:family="text">
      <style:text-properties officeooo:rsid="00245c40"/>
    </style:style>
    <style:style style:name="T7" style:family="text">
      <style:text-properties officeooo:rsid="002812a7"/>
    </style:style>
    <style:style style:name="T8" style:family="text">
      <style:text-properties fo:font-weight="bold" style:font-weight-asian="bold" style:font-weight-complex="bold"/>
    </style:style>
    <style:style style:name="T9" style:family="text">
      <style:text-properties officeooo:rsid="002bc5d9"/>
    </style:style>
    <style:style style:name="T10" style:family="text">
      <style:text-properties officeooo:rsid="002d3e9c"/>
    </style:style>
    <style:style style:name="T11" style:family="text">
      <style:text-properties fo:font-weight="normal" style:font-weight-asian="normal" style:font-weight-complex="normal"/>
    </style:style>
    <style:style style:name="T12" style:family="text">
      <style:text-properties fo:font-weight="normal" officeooo:rsid="0030b91d" style:font-weight-asian="normal" style:font-weight-complex="normal"/>
    </style:style>
    <style:style style:name="T13" style:family="text">
      <style:text-properties fo:font-weight="normal" officeooo:rsid="00321ea4" style:font-weight-asian="normal" style:font-weight-complex="normal"/>
    </style:style>
    <style:style style:name="T14" style:family="text">
      <style:text-properties officeooo:rsid="003860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8">Sources</text:span>:</text:p>
      <text:list xml:id="list2325912725" text:style-name="L1">
        <text:list-item>
          <text:p text:style-name="P22"><text:a xlink:type="simple" xlink:href="https://www.tutorialrepublic.com/faq/how-to-create-fixed-header-or-footer-using-css.php" text:style-name="Internet_20_link" text:visited-style-name="Visited_20_Internet_20_Link">https://www.tutorialrepublic.com/faq/how-to-create-fixed-header-or-footer-using-css.php</text:a></text:p>
        </text:list-item>
        <text:list-item>
          <text:p text:style-name="P22">w3schools</text:p>
        </text:list-item>
        <text:list-item>
          <text:p text:style-name="P22">codecademy</text:p>
        </text:list-item>
        <text:list-item>
          <text:p text:style-name="P22">stackoverflow</text:p>
        </text:list-item>
        <text:list-item>
          <text:p text:style-name="P22">tutorialspoint</text:p>
        </text:list-item>
        <text:list-item>
          <text:p text:style-name="P22">Flask Tutorials: by Corey Schafer</text:p>
        </text:list-item>
        <text:list-item>
          <text:p text:style-name="P22">CoreyMSchafer on github</text:p>
        </text:list-item>
      </text:list>
      <text:p text:style-name="P20">About Flask and It’s commands</text:p>
      <text:p text:style-name="P1">1. We use a virtual environment for running flask.</text:p>
      <text:p text:style-name="P1">2. <text:span text:style-name="T1">export FLASK_APP=Hello.py.</text:span><text:span text:style-name="T2">This is used to run a flask application.</text:span></text:p>
      <text:p text:style-name="P2">3. if we dont name the file templates, then we do: app = Flask(__name__,tempelate_folder = &lt;folder name&gt;)</text:p>
      <text:p text:style-name="P2">4. {%%} this is known as code block.</text:p>
      <text:p text:style-name="P3">5. Bootstrap</text:p>
      <text:p text:style-name="P5">6. To initialise a flask environment,</text:p>
      <text:p text:style-name="P5"><text:tab/><text:span text:style-name="T3">so </text:span></text:p>
      <text:p text:style-name="P8">7. The hasing algorithm used will make the password 60 characters long.</text:p>
      <text:p text:style-name="P8">8. <text:span text:style-name="T1">def __repr__(self) </text:span>method</text:p>
      <text:p text:style-name="P8"><text:tab/><text:span text:style-name="T10">it is used to print. Now, we have created a class. So a class has no method of print. This is used to display the data.</text:span></text:p>
      <text:p text:style-name="P8"/>
      <text:p text:style-name="P9">9. To create a database after initialising in the program:</text:p>
      <text:p text:style-name="P9"><text:tab/><text:span text:style-name="T4">from flaskblog import db</text:span></text:p>
      <text:p text:style-name="P9"><text:tab/><text:span text:style-name="T4">db.create_all()</text:span></text:p>
      <text:p text:style-name="P10">This will create a database .db file. Now, we can manually add data to it or using the application as we are supposed to do.</text:p>
      <text:p text:style-name="P10">To manually do it:</text:p>
      <text:p text:style-name="P10"><text:tab/>from flaskblog import User</text:p>
      <text:p text:style-name="P10"><text:tab/>user1 <text:s/>= User(username = ‘Agam’, email = ‘<text:a xlink:type="simple" xlink:href="mailto:agam@gmail.com" text:style-name="Internet_20_link" text:visited-style-name="Visited_20_Internet_20_Link">agam@gmail.com</text:a>’,password = ‘agam’)</text:p>
      <text:p text:style-name="P10"><text:tab/>db.session.add(user1)</text:p>
      <text:p text:style-name="P10">this line will just tell that we want to make the following changes to the database. Then we have to commit these changes.</text:p>
      <text:p text:style-name="P10"><text:tab/>user2 <text:s/>= User(username = ‘asdgam’, email = ‘<text:a xlink:type="simple" xlink:href="mailto:agam@gmail.com" text:style-name="Internet_20_link" text:visited-style-name="Visited_20_Internet_20_Link">aasdagam@gmail.com</text:a>’,password = ‘agam’)</text:p>
      <text:p text:style-name="P10"><text:tab/>db.session.add(user2)</text:p>
      <text:p text:style-name="P10"><text:tab/>db.session.commit()</text:p>
      <text:p text:style-name="P10"/>
      <text:p text:style-name="P10">10. in SQLAlchemy to see all the users:</text:p>
      <text:p text:style-name="P10"><text:tab/>User.query.all()</text:p>
      <text:p text:style-name="P10"><text:s text:c="6"/><text:span text:style-name="T5">to see the first user:</text:span></text:p>
      <text:p text:style-name="P10"><text:tab/><text:span text:style-name="T5">User.query.first()</text:span></text:p>
      <text:p text:style-name="P10"><text:s text:c="6"/><text:span text:style-name="T5">to filter the user by certain constraints:</text:span></text:p>
      <text:p text:style-name="P10"><text:tab/>User<text:span text:style-name="T6">.query.filter()</text:span></text:p>
      <text:p text:style-name="P10"><text:s text:c="6"/><text:span text:style-name="T6">to clear the database i.e. delete it we use :</text:span></text:p>
      <text:p text:style-name="P10"><text:tab/><text:span text:style-name="T6">db.drop_all()</text:span></text:p>
      <text:p text:style-name="P11">11. <text:s/>Circular import:</text:p>
      <text:p text:style-name="P12">Suppose there are two files. File 1 imports a module A from file 2 and file imports a module B from file 1. This is known as a circular import. In python when we import a modile from another file, python runs that other file completely( Which didnt seem true earlier). It doesnt only import the required <text:soft-page-break/>module. So in circular import when python sees the call to import module A from file2, it runs through the file2 completely. There it encounters the call to import from file1. <text:span text:style-name="T7">Now we run our file1 using python. So, that file has been named __main__ . Now, python will run the file1 again from the beginning to find the call to import the module from file2, but there it will give an error of import from file2.</text:span></text:p>
      <text:p text:style-name="P15">Now, if we change the name to __main__ we solve this issue.</text:p>
      <text:p text:style-name="P13"/>
      <text:p text:style-name="P16">But doing this brought forth another problem. This wouldnt work if we didnt put the name to __main__.</text:p>
      <text:p text:style-name="P14"/>
      <text:p text:style-name="P17">12. What each library does?</text:p>
      <text:p text:style-name="P14"><text:tab/><text:span text:style-name="T9">Write about them</text:span> </text:p>
      <text:p text:style-name="P14"/>
      <text:p text:style-name="P18">13. <text:span text:style-name="T8"><text:s/>ERROR FACED </text:span><text:span text:style-name="T11">Integrity error.</text:span></text:p>
      <text:p text:style-name="P26"><text:tab/>We already have a pre-existing user of the same credentials in our database and we haven’t put any conditions to check it. That is when we get this error.</text:p>
      <text:p text:style-name="P18"><text:span text:style-name="T11"><text:tab/></text:span><text:span text:style-name="T12">Solution:</text:span></text:p>
      <text:p text:style-name="P27"><text:tab/><text:tab/>def validate_field(self,field)</text:p>
      <text:p text:style-name="P27"><text:tab/><text:tab/><text:tab/>if True:</text:p>
      <text:p text:style-name="P27"><text:tab/><text:tab/><text:tab/><text:tab/>raise ValidationError(‘validation message’)</text:p>
      <text:p text:style-name="P18"><text:span text:style-name="T12"><text:tab/></text:span><text:span text:style-name="T13">Also, Why is it that validate_username works but validate_user doesnt work?</text:span></text:p>
      <text:p text:style-name="P19"><text:span text:style-name="T13">1</text:span><text:span text:style-name="T11">4. Why do we do :</text:span></text:p>
      <text:p text:style-name="P28"><text:tab/>db <text:s/>= SQLAlchemy(app)</text:p>
      <text:p text:style-name="P28"><text:tab/>bcrypt= Bcrypt(app)</text:p>
      <text:p text:style-name="P28"><text:tab/><text:span text:style-name="T14">So, here db and bcrypt act as a bridge which connects the app i.e. application and the files from which we are writing into ROM.(This is necessary because we know that the function, classes, and objects are all written in RAM but we need to store the data into ROM for use in the future.) That is why it is kept in the __init__.py file. When our programs checks through it, it then runs the main file which then is satisfied that yes, a connection with SQLAlchemy has been created; it begins the code.</text:span></text:p>
      <text:p text:style-name="P23">15. Bcrypt</text:p>
      <text:p text:style-name="P23"><text:tab/>bcrypt.generate_password_hash('testing').decode('utf-8')</text:p>
      <text:p text:style-name="P23"><text:tab/>hashed_pw = bcrypt.generate_password_hash('testing').decode('utf-8')</text:p>
      <text:p text:style-name="P23"><text:tab/>bcrypt.check_password_hash(hashed_pw,’password’)</text:p>
      <text:p text:style-name="P23"><text:s/><text:tab/><text:tab/>: False</text:p>
      <text:p text:style-name="P24">16. What is utf-8?</text:p>
      <text:p text:style-name="P25">17. What UserMixin provides us?</text:p>
      <text:p text:style-name="P25"><text:tab/>Our usermodel is expected to have 4 methods vis-a-vis is_Authenticated, is_Active,is_anonymous and get_id. But we can simply inherit this from UserMixin.</text:p>
      <text:p text:style-name="P6"/>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P21"/>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Table_20_Contents"/>
          </table:table-cell>
        </table:table-row>
        <text:soft-page-break/>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1"/>
          </table:table-cell>
          <table:table-cell table:style-name="Table1.A1" office:value-type="string">
            <text:p text:style-name="Table_20_Contents"/>
          </table:table-cell>
        </table:table-row>
        <table:table-row>
          <table:table-cell table:style-name="Table1.A1" office:value-type="string">
            <text:p text:style-name="P21"/>
          </table:table-cell>
          <table:table-cell table:style-name="Table1.A1" office:value-type="string">
            <text:p text:style-name="P21"/>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7:09:33.349579321</meta:creation-date>
    <dc:date>2018-11-23T00:24:12.859361229</dc:date>
    <meta:editing-duration>P3DT12H50M32S</meta:editing-duration>
    <meta:editing-cycles>14</meta:editing-cycles>
    <meta:generator>LibreOffice/6.0.6.2$Linux_X86_64 LibreOffice_project/00m0$Build-2</meta:generator>
    <meta:document-statistic meta:table-count="1" meta:image-count="0" meta:object-count="0" meta:page-count="3" meta:paragraph-count="64" meta:word-count="621" meta:character-count="3879" meta:non-whitespace-character-count="3267"/>
  </office:meta>
</office:document-meta>
</file>